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1pt"/>
    </style:style>
    <style:style style:name="co3" style:family="table-column">
      <style:table-column-properties fo:break-before="auto" style:column-width="81.64pt"/>
    </style:style>
    <style:style style:name="co4" style:family="table-column">
      <style:table-column-properties fo:break-before="auto" style:column-width="150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nouns" table:style-name="ta1">
        <table:table-column table:style-name="co1" table:default-cell-style-name="Default"/>
        <table:table-row table:style-name="ro1"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asculine</text:p>
          </table:table-cell>
        </table:table-row>
        <table:table-row table:style-name="ro1">
          <table:table-cell office:value-type="string" calcext:value-type="string">
            <text:p>Unknown</text:p>
          </table:table-cell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user</text:p>
          </table:table-cell>
          <table:table-cell table:style-name="Default" office:value-type="string" calcext:value-type="string">
            <text:p>urgent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table:formula="of:=INDIRECT(&quot;pronouns.A&quot;&amp;RANDBETWEEN(1;4))" office:value-type="string" office:string-value="Masculine" calcext:value-type="string">
            <text:p>Masculine</text:p>
          </table:table-cell>
          <table:table-cell table:formula="of:=CONCATENATE(LOWER([.A2]);RANDBETWEEN(1;999))" office:value-type="string" office:string-value="joanna460" calcext:value-type="string">
            <text:p>joanna46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46678990" calcext:value-type="float">
            <text:p>5146678990</text:p>
          </table:table-cell>
          <table:table-cell/>
          <table:table-cell office:value-type="string" calcext:value-type="string">
            <text:p>Wants to help a friend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table:formula="of:=INDIRECT(&quot;pronouns.A&quot;&amp;RANDBETWEEN(1;4))" office:value-type="string" office:string-value="Unknown" calcext:value-type="string">
            <text:p>Unknown</text:p>
          </table:table-cell>
          <table:table-cell table:formula="of:=CONCATENATE(LOWER([.A3]);RANDBETWEEN(1;999))" office:value-type="string" office:string-value="stephanie113" calcext:value-type="string">
            <text:p>stephanie11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45611231" calcext:value-type="float">
            <text:p>5145611231</text:p>
          </table:table-cell>
          <table:table-cell/>
          <table:table-cell office:value-type="string" calcext:value-type="string">
            <text:p>She is wondering how she can change to injectable hormones</text:p>
          </table:table-cell>
        </table:table-row>
        <table:table-row table:style-name="ro1">
          <table:table-cell office:value-type="string" calcext:value-type="string">
            <text:p>Nichola</text:p>
          </table:table-cell>
          <table:table-cell table:formula="of:=INDIRECT(&quot;pronouns.A&quot;&amp;RANDBETWEEN(1;4))" office:value-type="string" office:string-value="Unknown" calcext:value-type="string">
            <text:p>Unknown</text:p>
          </table:table-cell>
          <table:table-cell table:formula="of:=CONCATENATE(LOWER([.A4]);RANDBETWEEN(1;999))" office:value-type="string" office:string-value="nichola807" calcext:value-type="string">
            <text:p>nichola80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45678912" calcext:value-type="float">
            <text:p>5145678912</text:p>
          </table:table-cell>
          <table:table-cell/>
          <table:table-cell office:value-type="string" calcext:value-type="string">
            <text:p>He wants to know when we have the potluck</text:p>
          </table:table-cell>
        </table:table-row>
        <table:table-row table:style-name="ro1">
          <table:table-cell office:value-type="string" calcext:value-type="string">
            <text:p>Liwaiwai</text:p>
          </table:table-cell>
          <table:table-cell table:formula="of:=INDIRECT(&quot;pronouns.A&quot;&amp;RANDBETWEEN(1;4))" office:value-type="string" office:string-value="Masculine" calcext:value-type="string">
            <text:p>Masculine</text:p>
          </table:table-cell>
          <table:table-cell table:formula="of:=CONCATENATE(LOWER([.A5]);RANDBETWEEN(1;999))" office:value-type="string" office:string-value="liwaiwai726" calcext:value-type="string">
            <text:p>liwaiwai7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149991281" calcext:value-type="float">
            <text:p>5149991281</text:p>
          </table:table-cell>
          <table:table-cell/>
          <table:table-cell office:value-type="string" calcext:value-type="string">
            <text:p>Caller wants help finding a job</text:p>
          </table:table-cell>
        </table:table-row>
        <table:table-row table:style-name="ro1">
          <table:table-cell office:value-type="string" calcext:value-type="string">
            <text:p>Cindy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6]);RANDBETWEEN(1;999))" office:value-type="string" office:string-value="cindy907" calcext:value-type="string">
            <text:p>cindy907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5678901" calcext:value-type="float">
            <text:p>5145678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y</text:p>
          </table:table-cell>
          <table:table-cell table:formula="of:=INDIRECT(&quot;pronouns.A&quot;&amp;RANDBETWEEN(1;4))" office:value-type="string" office:string-value="Masculine" calcext:value-type="string">
            <text:p>Masculine</text:p>
          </table:table-cell>
          <table:table-cell table:formula="of:=CONCATENATE(LOWER([.A7]);RANDBETWEEN(1;999))" office:value-type="string" office:string-value="katy732" calcext:value-type="string">
            <text:p>katy732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7891231" calcext:value-type="float">
            <text:p>5147891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na</text:p>
          </table:table-cell>
          <table:table-cell table:formula="of:=INDIRECT(&quot;pronouns.A&quot;&amp;RANDBETWEEN(1;4))" office:value-type="string" office:string-value="Masculine" calcext:value-type="string">
            <text:p>Masculine</text:p>
          </table:table-cell>
          <table:table-cell table:formula="of:=CONCATENATE(LOWER([.A8]);RANDBETWEEN(1;999))" office:value-type="string" office:string-value="elena986" calcext:value-type="string">
            <text:p>elena986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4505672144" calcext:value-type="float">
            <text:p>450567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it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9]);RANDBETWEEN(1;999))" office:value-type="string" office:string-value="qubit540" calcext:value-type="string">
            <text:p>qubit540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5673792" calcext:value-type="float">
            <text:p>5145673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let</text:p>
          </table:table-cell>
          <table:table-cell table:formula="of:=INDIRECT(&quot;pronouns.A&quot;&amp;RANDBETWEEN(1;4))" office:value-type="string" office:string-value="Masculine" calcext:value-type="string">
            <text:p>Masculine</text:p>
          </table:table-cell>
          <table:table-cell table:formula="of:=CONCATENATE(LOWER([.A10]);RANDBETWEEN(1;999))" office:value-type="string" office:string-value="starlet254" calcext:value-type="string">
            <text:p>starlet254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7612391" calcext:value-type="float">
            <text:p>5147612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hanna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11]);RANDBETWEEN(1;999))" office:value-type="string" office:string-value="rihanna485" calcext:value-type="string">
            <text:p>rihanna485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4386783664" calcext:value-type="float">
            <text:p>4386783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nny</text:p>
          </table:table-cell>
          <table:table-cell table:formula="of:=INDIRECT(&quot;pronouns.A&quot;&amp;RANDBETWEEN(1;4))" office:value-type="string" office:string-value="Unknown" calcext:value-type="string">
            <text:p>Unknown</text:p>
          </table:table-cell>
          <table:table-cell table:formula="of:=CONCATENATE(LOWER([.A12]);RANDBETWEEN(1;999))" office:value-type="string" office:string-value="quinnny43" calcext:value-type="string">
            <text:p>quinnny43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6786348" calcext:value-type="float">
            <text:p>514678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y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13]);RANDBETWEEN(1;999))" office:value-type="string" office:string-value="ruby492" calcext:value-type="string">
            <text:p>ruby492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7689467" calcext:value-type="float">
            <text:p>5147689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ernia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14]);RANDBETWEEN(1;999))" office:value-type="string" office:string-value="alpernia611" calcext:value-type="string">
            <text:p>alpernia611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7895827" calcext:value-type="float">
            <text:p>5147895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one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15]);RANDBETWEEN(1;999))" office:value-type="string" office:string-value="hermione123" calcext:value-type="string">
            <text:p>hermione123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6789255" calcext:value-type="float">
            <text:p>5146789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a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16]);RANDBETWEEN(1;999))" office:value-type="string" office:string-value="diana441" calcext:value-type="string">
            <text:p>diana441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4508718881" calcext:value-type="float">
            <text:p>4508718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emisia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17]);RANDBETWEEN(1;999))" office:value-type="string" office:string-value="artemisia285" calcext:value-type="string">
            <text:p>artemisia285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3188888" calcext:value-type="float">
            <text:p>5143188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cia</text:p>
          </table:table-cell>
          <table:table-cell table:formula="of:=INDIRECT(&quot;pronouns.A&quot;&amp;RANDBETWEEN(1;4))" office:value-type="string" office:string-value="Neutral" calcext:value-type="string">
            <text:p>Neutral</text:p>
          </table:table-cell>
          <table:table-cell table:formula="of:=CONCATENATE(LOWER([.A18]);RANDBETWEEN(1;999))" office:value-type="string" office:string-value="constancia989" calcext:value-type="string">
            <text:p>constancia989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4381298888" calcext:value-type="float">
            <text:p>4381298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a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19]);RANDBETWEEN(1;999))" office:value-type="string" office:string-value="francisca952" calcext:value-type="string">
            <text:p>francisca952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8882990" calcext:value-type="float">
            <text:p>5148882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smine</text:p>
          </table:table-cell>
          <table:table-cell table:formula="of:=INDIRECT(&quot;pronouns.A&quot;&amp;RANDBETWEEN(1;4))" office:value-type="string" office:string-value="Unknown" calcext:value-type="string">
            <text:p>Unknown</text:p>
          </table:table-cell>
          <table:table-cell table:formula="of:=CONCATENATE(LOWER([.A20]);RANDBETWEEN(1;999))" office:value-type="string" office:string-value="jasmine609" calcext:value-type="string">
            <text:p>jasmine609</text:p>
          </table:table-cell>
          <table:table-cell table:formula="of:=RANDBETWEEN(1;100)&lt;70" office:value-type="boolean" office:boolean-value="true" calcext:value-type="boolean">
            <text:p>TRUE</text:p>
          </table:table-cell>
          <table:table-cell office:value-type="float" office:value="5149988911" calcext:value-type="float">
            <text:p>5149988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tchen</text:p>
          </table:table-cell>
          <table:table-cell table:formula="of:=INDIRECT(&quot;pronouns.A&quot;&amp;RANDBETWEEN(1;4))" office:value-type="string" office:string-value="Feminine" calcext:value-type="string">
            <text:p>Feminine</text:p>
          </table:table-cell>
          <table:table-cell table:formula="of:=CONCATENATE(LOWER([.A21]);RANDBETWEEN(1;999))" office:value-type="string" office:string-value="gretchen989" calcext:value-type="string">
            <text:p>gretchen989</text:p>
          </table:table-cell>
          <table:table-cell table:formula="of:=RANDBETWEEN(1;100)&lt;70" office:value-type="boolean" office:boolean-value="false" calcext:value-type="boolean">
            <text:p>FALSE</text:p>
          </table:table-cell>
          <table:table-cell office:value-type="float" office:value="5148882001" calcext:value-type="float">
            <text:p>5148882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na Diaz</meta:initial-creator>
    <meta:creation-date>2018-04-02T15:55:05.703844269</meta:creation-date>
    <dc:date>2018-04-02T15:57:18.283796364</dc:date>
    <dc:creator>Adrianna Diaz</dc:creator>
    <meta:editing-duration>PT2M13S</meta:editing-duration>
    <meta:editing-cycles>1</meta:editing-cycles>
    <meta:document-statistic meta:table-count="2" meta:cell-count="115" meta:object-count="0"/>
    <meta:generator>LibreOffice/5.3.0.3$MacOSX_X86_64 LibreOffice_project/7074905676c47b82bbcfbea1aeefc84afe1c50e1</meta:generator>
  </office:meta>
</office:document-meta>
</file>